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3in" fo:margin-right="0in" fo:text-indent="0in" style:auto-text-indent="false"/>
      <style:text-properties fo:font-weight="bold" style:font-weight-asian="bold" style:font-weight-complex="bold"/>
    </style:style>
    <style:style style:name="P2" style:family="paragraph" style:parent-style-name="Standard">
      <style:paragraph-properties fo:text-align="start" style:justify-single-word="false"/>
      <style:text-properties officeooo:rsid="000df2e5" officeooo:paragraph-rsid="000df2e5"/>
    </style:style>
    <style:style style:name="P3" style:family="paragraph" style:parent-style-name="Standard">
      <style:paragraph-properties fo:text-align="start" style:justify-single-word="false"/>
      <style:text-properties officeooo:rsid="000ee376" officeooo:paragraph-rsid="000ee376"/>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officeooo:paragraph-rsid="000df2e5" style:font-weight-asian="bold" style:font-weight-complex="bold"/>
    </style:style>
    <style:style style:name="P7" style:family="paragraph" style:parent-style-name="Standard">
      <style:paragraph-properties fo:text-align="start" style:justify-single-word="false"/>
      <style:text-properties officeooo:rsid="001336b3" officeooo:paragraph-rsid="001336b3"/>
    </style:style>
    <style:style style:name="P8" style:family="paragraph" style:parent-style-name="Standard">
      <style:paragraph-properties fo:margin-left="0.4in" fo:margin-right="0in" fo:text-indent="0in" style:auto-text-indent="false"/>
      <style:text-properties style:use-window-font-color="true" style:font-name="Calibri" fo:font-size="11pt" fo:language="sv" fo:country="SE" fo:font-weight="normal" officeooo:rsid="000df2e5" officeooo:paragraph-rsid="000df2e5" style:font-name-asian="SimSun" style:font-size-asian="11pt" style:language-asian="zh" style:country-asian="CN" style:font-weight-asian="normal" style:font-name-complex="Times New Roman" style:font-size-complex="11pt" style:language-complex="ar" style:country-complex="SA" style:font-weight-complex="normal"/>
    </style:style>
    <style:style style:name="P9" style:family="paragraph" style:parent-style-name="Standard">
      <style:paragraph-properties fo:margin-left="0in" fo:margin-right="0in" fo:text-align="start" style:justify-single-word="false" fo:text-indent="0in" style:auto-text-indent="false"/>
      <style:text-properties officeooo:rsid="001336b3" officeooo:paragraph-rsid="001336b3"/>
    </style:style>
    <style:style style:name="P10" style:family="paragraph" style:parent-style-name="Standard">
      <style:paragraph-properties fo:margin-left="0.3in" fo:margin-right="0in" fo:text-indent="0.1in" style:auto-text-indent="false"/>
      <style:text-properties style:use-window-font-color="true" style:font-name="Calibri" fo:font-size="11pt" fo:language="sv" fo:country="SE" officeooo:rsid="000df2e5" officeooo:paragraph-rsid="000df2e5" style:font-name-asian="SimSun" style:font-size-asian="11pt" style:language-asian="zh" style:country-asian="CN" style:font-name-complex="Times New Roman" style:font-size-complex="11pt" style:language-complex="ar" style:country-complex="SA"/>
    </style:style>
    <style:style style:name="P11" style:family="paragraph" style:parent-style-name="Heading_20_1">
      <style:paragraph-properties fo:text-align="start" style:justify-single-word="false"/>
    </style:style>
    <style:style style:name="P12" style:family="paragraph" style:parent-style-name="Heading_20_2">
      <style:paragraph-properties fo:text-align="start" style:justify-single-word="false"/>
    </style:style>
    <style:style style:name="P13" style:family="paragraph" style:parent-style-name="Heading_20_2">
      <style:paragraph-properties fo:text-align="start" style:justify-single-word="false"/>
      <style:text-properties officeooo:paragraph-rsid="000df2e5"/>
    </style:style>
    <style:style style:name="P14" style:family="paragraph" style:parent-style-name="Heading_20_2">
      <style:text-properties officeooo:rsid="000df2e5"/>
    </style:style>
    <style:style style:name="P15" style:family="paragraph" style:parent-style-name="Heading_20_2" style:list-style-name="">
      <style:paragraph-properties fo:margin-left="0in" fo:margin-right="0in" fo:text-align="start" style:justify-single-word="false" fo:text-indent="0in" style:auto-text-indent="false"/>
      <style:text-properties officeooo:rsid="001336b3" officeooo:paragraph-rsid="001336b3"/>
    </style:style>
    <style:style style:name="P16"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style>
    <style:style style:name="P17" style:family="paragraph" style:parent-style-name="Standard" style:list-style-name="L1">
      <style:paragraph-properties fo:text-align="start" style:justify-single-word="false"/>
      <style:text-properties officeooo:paragraph-rsid="000df2e5"/>
    </style:style>
    <style:style style:name="P18" style:family="paragraph" style:parent-style-name="Standard" style:list-style-name="L1">
      <style:paragraph-properties fo:text-align="start" style:justify-single-word="false"/>
      <style:text-properties officeooo:rsid="000df2e5" officeooo:paragraph-rsid="000df2e5"/>
    </style:style>
    <style:style style:name="P19" style:family="paragraph" style:parent-style-name="Standard" style:list-style-name="L1">
      <style:paragraph-properties fo:text-align="start" style:justify-single-word="false"/>
      <style:text-properties officeooo:rsid="0015f1b7" officeooo:paragraph-rsid="0015f1b7"/>
    </style:style>
    <style:style style:name="P20" style:family="paragraph" style:parent-style-name="Standard" style:list-style-name="L2">
      <style:paragraph-properties fo:text-align="start" style:justify-single-word="false"/>
      <style:text-properties officeooo:rsid="001336b3" officeooo:paragraph-rsid="001336b3"/>
    </style:style>
    <style:style style:name="P21" style:family="paragraph" style:parent-style-name="Standard" style:list-style-name="L3">
      <style:text-properties fo:font-weight="normal" officeooo:rsid="00107edf" officeooo:paragraph-rsid="00107edf" style:font-weight-asian="normal" style:font-weight-complex="normal"/>
    </style:style>
    <style:style style:name="P22" style:family="paragraph" style:parent-style-name="Standard" style:list-style-name="L2">
      <style:paragraph-properties fo:text-align="start" style:justify-single-word="false"/>
      <style:text-properties officeooo:rsid="0017ffbe" officeooo:paragraph-rsid="0017ffbe"/>
    </style:style>
    <style:style style:name="P23" style:family="paragraph" style:parent-style-name="Standard">
      <style:paragraph-properties fo:text-align="start" style:justify-single-word="false"/>
      <style:text-properties officeooo:rsid="0017ffbe" officeooo:paragraph-rsid="0017ffbe"/>
    </style:style>
    <style:style style:name="T1" style:family="text">
      <style:text-properties style:use-window-font-color="true" style:font-name="Calibri" fo:font-size="11pt" fo:language="sv" fo:country="SE" officeooo:rsid="000df2e5" style:font-name-asian="SimSun" style:font-size-asian="11pt" style:language-asian="zh" style:country-asian="CN" style:font-name-complex="Times New Roman" style:font-size-complex="11pt" style:language-complex="ar" style:country-complex="SA"/>
    </style:style>
    <style:style style:name="T2" style:family="text">
      <style:text-properties officeooo:rsid="000df2e5"/>
    </style:style>
    <style:style style:name="T3" style:family="text">
      <style:text-properties officeooo:rsid="000ee376"/>
    </style:style>
    <style:style style:name="T4" style:family="text">
      <style:text-properties officeooo:rsid="001336b3"/>
    </style:style>
    <style:style style:name="T5" style:family="text">
      <style:text-properties officeooo:rsid="0015f1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jektplanering <text:span text:style-name="T2">för slutprojekt i Webserverprogrammering och Webutveckling 2</text:span></text:p>
      <text:h text:style-name="P11" text:outline-level="1">Inledning</text:h>
      <text:h text:style-name="P13" text:outline-level="2">Kort beskrivning av projekt</text:h>
      <text:p text:style-name="P8">Detta projekt kommer bestå av en hemsida där användaren kommer kunna gå in och leta upp en produkt de skulle vilja köpa, de ska ha möjlighet att hitta recensioner på den produkten och hur den presterar jämfört med samma produkt fast från andra märken. Ett exempel så letar användaren upp bacon eftersom personen vill ha det till sina ägg till frukost. Då ska personen få upp tex Scan och Icas bacon med massa andra märken.</text:p>
      <text:h text:style-name="P14" text:outline-level="2">Målgrupp</text:h>
      <text:p text:style-name="Standard"><text:span text:style-name="T2"><text:s text:c="4"/>Målgrup</text:span><text:span text:style-name="T3">p</text:span><text:span text:style-name="T2">en under detta projekt kommer vara till alla som letar efter matvaruprodukter och livsmedelsprodukter med högkvalité.</text:span></text:p>
      <text:h text:style-name="P14" text:outline-level="2">Vilket betyg jag satsar på.</text:h>
      <text:p text:style-name="P10">Jag satsar på betyget A i både Webserverprogrammering och Webutveckling 2</text:p>
      <text:h text:style-name="P11" text:outline-level="1">Ingående beskrivning av projektet</text:h>
      <text:h text:style-name="P12" text:outline-level="2">Detaljerad beskrivningen av projektet</text:h>
      <text:p text:style-name="P4">* <text:span text:style-name="T5">Kan vara saker som jag lägger till ifall jag har tid kvar med projektet.</text:span></text:p>
      <text:list xml:id="list1502927568" text:style-name="L1">
        <text:list-item>
          <text:p text:style-name="P17"><text:span text:style-name="T1">Recentioner</text:span><text:span text:style-name="T2"> på en viss produkt</text:span></text:p>
        </text:list-item>
        <text:list-item>
          <text:p text:style-name="P18">Markeringar på produkt (fairtrade etc)</text:p>
        </text:list-item>
        <text:list-item>
          <text:p text:style-name="P18">Pris</text:p>
        </text:list-item>
        <text:list-item>
          <text:p text:style-name="P18">Möjliga affärer som säljer produkten</text:p>
        </text:list-item>
        <text:list-item>
          <text:p text:style-name="P19">* Användaren ska ha möjlighet att kunna göra en avancerad sökning med specifika alternativ tex beroende på pris, märken, markeringar, affärer osv.</text:p>
        </text:list-item>
        <text:list-item>
          <text:p text:style-name="P19">* Flera inloggnings alternativ såsom med google, discord eller liknande tjänster.</text:p>
        </text:list-item>
      </text:list>
      <text:p text:style-name="P2"/>
      <text:p text:style-name="P2"><text:s text:c="8"/><text:span text:style-name="T3">Under Covid-19 pandemin så har det blivit mer och mer vanligt att man handlar sin mat på internet och antingen får det levererat hem till dörren eller att man åker och hämtar sin mat färdig pakad direkt hos butiken.</text:span></text:p>
      <text:p text:style-name="P2"/>
      <text:p text:style-name="P3">Detta projekt är tänkt att underlätta för användaren att hitta rätt produkt för de dem behöver och är väldigt inspererat av sidan Trustpilot fast man istället söker upp induviduella produkter istället för företag. </text:p>
      <text:p text:style-name="P3"/>
      <text:p text:style-name="P3">Jag har tänkt mig att sidan kommer ha ett ganska simpelt innehåll för att underlätta för användaren, så att man kan lätt gå in och söka på telefonen om <text:soft-page-break/>man står i affären och väger mellan två olika mjölk paket eller om man sitter hemma vid datorn och ska beställa hem mat.</text:p>
      <text:p text:style-name="P6"/>
      <text:h text:style-name="P12" text:outline-level="2">Lista allt som skall göras för att projektet skall bli till</text:h>
      <text:p text:style-name="P4"><text:s text:c="8"/><text:span text:style-name="T4">En sammanfattad lista på vad som behöver göras för att projektet ska bli klart</text:span></text:p>
      <text:list xml:id="list3330724781" text:style-name="L2">
        <text:list-item>
          <text:p text:style-name="P20">Frontend med önskad funktionalliet</text:p>
          <text:list>
            <text:list-item>
              <text:p text:style-name="P20">Testa CSS med CSSValidator</text:p>
            </text:list-item>
          </text:list>
        </text:list-item>
        <text:list-item>
          <text:p text:style-name="P22">Sök funktionen</text:p>
          <text:list>
            <text:list-item>
              <text:p text:style-name="P22">Avancerad sökning?</text:p>
              <text:list>
                <text:list-item>
                  <text:p text:style-name="P22">Välja prisklass</text:p>
                </text:list-item>
                <text:list-item>
                  <text:p text:style-name="P22">Markeringar</text:p>
                </text:list-item>
                <text:list-item>
                  <text:p text:style-name="P22">Recensioner</text:p>
                </text:list-item>
                <text:list-item>
                  <text:p text:style-name="P22">...</text:p>
                </text:list-item>
              </text:list>
            </text:list-item>
            <text:list-item>
              <text:p text:style-name="P22">Se mängen sökresultat </text:p>
            </text:list-item>
            <text:list-item>
              <text:p text:style-name="P22">Klicka på en knapp för att få flera resultat ( inte visa alla ) </text:p>
            </text:list-item>
          </text:list>
        </text:list-item>
        <text:list-item>
          <text:p text:style-name="P20">Backend med bra med säkerhet</text:p>
          <text:list>
            <text:list-item>
              <text:p text:style-name="P22">Konton</text:p>
              <text:list>
                <text:list-item>
                  <text:p text:style-name="P22">Flera inloggninsalternativ</text:p>
                </text:list-item>
              </text:list>
            </text:list-item>
            <text:list-item>
              <text:p text:style-name="P22">Mail funktion?</text:p>
              <text:list>
                <text:list-item>
                  <text:p text:style-name="P22">Kontaktsida som skickar mail till ”mig”</text:p>
                </text:list-item>
              </text:list>
            </text:list-item>
          </text:list>
        </text:list-item>
        <text:list-item>
          <text:p text:style-name="P20">Databas</text:p>
          <text:list>
            <text:list-item>
              <text:p text:style-name="P20">Konton</text:p>
              <text:list>
                <text:list-item>
                  <text:p text:style-name="P20">2FA om användaren önskar det</text:p>
                </text:list-item>
                <text:list-item>
                  <text:p text:style-name="P20">Krav på bra lösenord</text:p>
                  <text:list>
                    <text:list-item>
                      <text:p text:style-name="P20">Kryptering med SHA-256?</text:p>
                    </text:list-item>
                    <text:list-item>
                      <text:p text:style-name="P20">Salt</text:p>
                    </text:list-item>
                  </text:list>
                </text:list-item>
                <text:list-item>
                  <text:p text:style-name="P20">Recenssioner</text:p>
                </text:list-item>
              </text:list>
            </text:list-item>
            <text:list-item>
              <text:p text:style-name="P20">Produkter</text:p>
            </text:list-item>
          </text:list>
        </text:list-item>
      </text:list>
      <text:p text:style-name="P23"/>
      <text:h text:style-name="P12" text:outline-level="2">Beskriv vilka undersider webbplatsen kommer att använda sig av samt andra speciella saker, tex extern kod (som DOM-script)</text:h>
      <text:p text:style-name="P1"/>
      <text:h text:style-name="Heading_20_2" text:outline-level="2">Möjliga utvecklings ideér</text:h>
      <text:list xml:id="list1114815080" text:style-name="L3">
        <text:list-item>
          <text:p text:style-name="P21">Addon till webläsaren man använder så att man kan se betyget på en produkt när man är på en hemsida och tänker på att köpa/beställa den.</text:p>
        </text:list-item>
        <text:list-item>
          <text:p text:style-name="P21">Recept med olika produkter i olika prisklasser som passar alla.</text:p>
        </text:list-item>
      </text:list>
      <text:h text:style-name="P15" text:outline-level="2">2.5 Projektets säkerhet</text:h>
      <text:p text:style-name="P9"><text:s text:c="8"/>När jag menar säkerhet så menar jag inte säkerhet för själva projeketet utan för användaren. Användaren ska inte behöva oroa sig för möjliga dataintrång och därför så är Användarsäkerheten viktig, detta ska jag möjligöra med hjälp av att både tvinga användaren att ha ett säkert lösenord till den minsta graden och <text:soft-page-break/>även erbjuda användaren 2FA (två stegs verifering). Det är även viktigt för mig som utvecklare att tänka på under utvecklingen möjliga säkerhets risker (<text:a xlink:type="simple" xlink:href="https://expressjs.com/en/advanced/best-practice-security.html" text:style-name="Internet_20_link" text:visited-style-name="Visited_20_Internet_20_Link">https://expressjs.com/en/advanced/best-practice-security.html</text:a>)</text:p>
      <text:p text:style-name="P9"/>
      <text:h text:style-name="P11" text:outline-level="1">Tidsplanering</text:h>
      <text:h text:style-name="P12" text:outline-level="2">Deadlines</text:h>
      <text:p text:style-name="P7">Vecka 3 – Skriva projektplanering &amp; TODO lista</text:p>
      <text:p text:style-name="P7"/>
      <text:p text:style-name="P7">Vecka 4 – Skriva projektplanering &amp; TODO lista</text:p>
      <text:p text:style-name="P7"/>
      <text:p text:style-name="P7">Vecka 5 – Skriva projektplanering &amp; TODO lista</text:p>
      <text:p text:style-name="P4"/>
      <text:p text:style-name="P7">Vecka 6 – Frontend design, funktionallitet och material (bilder)</text:p>
      <text:p text:style-name="P7"/>
      <text:p text:style-name="P7">Vecka 7 – Databas</text:p>
      <text:p text:style-name="P7"><text:s/></text:p>
      <text:p text:style-name="P7">Vecka 8 – Databas</text:p>
      <text:p text:style-name="P7"/>
      <text:p text:style-name="P7">Vecka 9 – Backend</text:p>
      <text:p text:style-name="P7"/>
      <text:p text:style-name="P7">Vecka 10 – Backend</text:p>
      <text:p text:style-name="P7"/>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Lohit Devanagari1" svg:font-family="'Lohit Devanagari'" style:font-pitch="variable"/>
    <style:font-face style:name="Noto Sans CJK SC" svg:font-family="'Noto Sans CJK SC'" style:font-pitch="variable"/>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sv" fo:country="SE" style:font-name-asian="SimSun"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weight="bold" style:font-name-asian="SimSun" style:font-family-asian="SimSun, 宋体" style:font-pitch-asian="variable"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Liststycke" style:family="paragraph" style:parent-style-name="Standard">
      <style:paragraph-properties fo:margin-left="0.5in" fo:margin-right="0in" fo:margin-top="0in" fo:margin-bottom="0.139in" loext:contextual-spacing="true" fo:text-align="start" style:justify-single-word="false" fo:text-indent="0in" style:auto-text-indent="false"/>
      <style:text-properties style:font-name-asian="Calibri" style:font-family-asian="Calibri" style:font-family-generic-asian="swiss" style:font-pitch-asian="variable"/>
    </style:style>
    <style:style style:name="Contents_20_1" style:display-name="Contents 1" style:family="paragraph" style:parent-style-name="Standard" style:next-style-name="Standard" style:class="index"/>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family-generic="roman" style:font-pitch="variable" style:font-charset="x-symbol" fo:font-size="11pt" fo:language="sv" fo:country="SE" style:font-name-asian="SimSun" style:font-family-asian="SimSun, 宋体" style:font-pitch-asian="variable" style:font-size-asian="11pt" style:language-asian="zh" style:country-asian="CN" style:font-name-complex="Symbol" style:font-family-complex="Symbol" style:font-family-generic-complex="roman" style:font-pitch-complex="variable" style:font-charset-complex="x-symbo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Standardstycketeckensnitt" style:family="text"/>
    <style:style style:name="Rubrik_20_1_20_Char" style:display-name="Rubrik 1 Char" style:family="text">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font-weight-complex="bold"/>
    </style:style>
    <style:style style:name="Rubrik_20_2_20_Char" style:display-name="Rubrik 2 Char" style:family="text">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Rubrik_20_3_20_Char" style:display-name="Rubrik 3 Char" style:family="text">
      <style:text-properties style:font-name="Cambria" fo:font-family="Cambria" style:font-family-generic="roman" style:font-pitch="variable" fo:font-size="13pt" fo:font-weight="bold" style:font-name-asian="SimSun" style:font-family-asian="SimSun, 宋体"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Rubrik_20_4_20_Char" style:display-name="Rubrik 4 Char" style:family="text">
      <style:text-properties style:font-name="Calibri" fo:font-family="Calibri" style:font-family-generic="swiss" style:font-pitch="variable" fo:font-size="14pt" fo:font-weight="bold" style:font-name-asian="SimSun" style:font-family-asian="SimSun, 宋体"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ubrik_20_5_20_Char" style:display-name="Rubrik 5 Char" style:family="text">
      <style:text-properties style:font-name="Calibri" fo:font-family="Calibri" style:font-family-generic="swiss" style:font-pitch="variable" fo:font-size="13pt" fo:font-style="italic" fo:font-weight="bold" style:font-name-asian="SimSun" style:font-family-asian="SimSun, 宋体"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Rubrik_20_6_20_Char" style:display-name="Rubrik 6 Char" style:family="text">
      <style:text-properties style:font-name="Calibri" fo:font-family="Calibri" style:font-family-generic="swiss" style:font-pitch="variable" fo:font-size="11pt" fo:font-weight="bold" style:font-name-asian="SimSun" style:font-family-asian="SimSun, 宋体"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Rubrik_20_7_20_Char" style:display-name="Rubrik 7 Char" style:family="text">
      <style:text-properties style:font-name="Calibri" fo:font-family="Calibri" style:font-family-generic="swiss" style:font-pitch="variable" fo:font-size="12pt" style:font-name-asian="SimSun" style:font-family-asian="SimSun, 宋体" style:font-pitch-asian="variable" style:font-size-asian="12pt" style:font-name-complex="Times New Roman" style:font-family-complex="'Times New Roman'" style:font-family-generic-complex="roman" style:font-pitch-complex="variable" style:font-size-complex="12pt"/>
    </style:style>
    <style:style style:name="Rubrik_20_8_20_Char" style:display-name="Rubrik 8 Char" style:family="text">
      <style:text-properties style:font-name="Calibri" fo:font-family="Calibri" style:font-family-generic="swiss" style:font-pitch="variable" fo:font-size="12pt" fo:font-style="italic" style:font-name-asian="SimSun" style:font-family-asian="SimSun, 宋体"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Rubrik_20_9_20_Char" style:display-name="Rubrik 9 Char" style:family="text">
      <style:text-properties style:font-name="Cambria" fo:font-family="Cambria" style:font-family-generic="roman" style:font-pitch="variable" fo:font-size="11pt" style:font-name-asian="SimSun" style:font-family-asian="SimSun, 宋体"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thias.laveno</meta:initial-creator>
    <meta:creation-date>2010-11-25T13:43:00</meta:creation-date>
    <dc:date>2022-01-12T13:45:21.120886368</dc:date>
    <meta:print-date>1995-11-21T17:41:00</meta:print-date>
    <meta:editing-cycles>35</meta:editing-cycles>
    <meta:editing-duration>PT8H12M48S</meta:editing-duration>
    <meta:generator>LibreOffice/6.4.7.2$Linux_X86_64 LibreOffice_project/40$Build-2</meta:generator>
    <meta:document-statistic meta:table-count="0" meta:image-count="0" meta:object-count="0" meta:page-count="3" meta:paragraph-count="62" meta:word-count="629" meta:character-count="3804" meta:non-whitespace-character-count="3238"/>
  </office:meta>
</office:document-meta>
</file>